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95.04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5.26mm"/>
    </style:style>
    <style:style style:name="co8" style:family="table-column">
      <style:table-column-properties fo:break-before="auto" style:column-width="6.53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2.76mm"/>
    </style:style>
    <style:style style:name="co11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49.6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ddddd" fo:wrap-option="wrap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100">
      <style:table-cell-properties fo:background-color="#dddddd" fo:wrap-option="wrap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lohpi_bom_group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13" table:number-columns-repeated="100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6" office:value-type="string" calcext:value-type="string">
            <text:p><text:s/>Quantity</text:p>
          </table:table-cell>
          <table:table-cell table:style-name="ce6" office:value-type="string" calcext:value-type="string">
            <text:p><text:s/>Value</text:p>
          </table:table-cell>
          <table:table-cell table:style-name="ce6" office:value-type="string" calcext:value-type="string">
            <text:p><text:s/>Footprint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<text:s/>Voltage</text:p>
          </table:table-cell>
          <table:table-cell table:style-name="ce6" office:value-type="string" calcext:value-type="string">
            <text:p><text:s/>I</text:p>
          </table:table-cell>
          <table:table-cell table:style-name="ce6"/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Manufacturer</text:p>
            <text:p>Code</text:p>
          </table:table-cell>
          <table:table-cell table:style-name="ce6" office:value-type="string" calcext:value-type="string">
            <text:p>Manufacturer</text:p>
            <text:p>Link</text:p>
          </table:table-cell>
          <table:table-cell table:style-name="ce6"/>
          <table:table-cell table:style-name="ce6" office:value-type="string" calcext:value-type="string">
            <text:p>Supplier 1</text:p>
          </table:table-cell>
          <table:table-cell table:style-name="ce6" office:value-type="string" calcext:value-type="string">
            <text:p>Supplier 1</text:p>
            <text:p>Code</text:p>
          </table:table-cell>
          <table:table-cell table:style-name="ce6" office:value-type="string" calcext:value-type="string">
            <text:p>Supplier 1</text:p>
            <text:p>Link</text:p>
          </table:table-cell>
          <table:table-cell table:style-name="ce6"/>
          <table:table-cell table:style-name="ce6" office:value-type="string" calcext:value-type="string">
            <text:p>Supplier 2</text:p>
          </table:table-cell>
          <table:table-cell table:style-name="ce6" office:value-type="string" calcext:value-type="string">
            <text:p>Supplier 2</text:p>
            <text:p>Code</text:p>
          </table:table-cell>
          <table:table-cell table:style-name="ce6" office:value-type="string" calcext:value-type="string">
            <text:p>Supplier 2</text:p>
            <text:p>Link</text:p>
          </table:table-cell>
          <table:table-cell table:style-name="ce6" table:number-columns-repeated="1005"/>
        </table:table-row>
        <table:table-row table:style-name="ro2">
          <table:table-cell office:value-type="string" calcext:value-type="string">
            <text:p>C1 C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25v</text:p>
          </table:table-cell>
          <table:table-cell table:number-columns-repeated="2"/>
          <table:table-cell office:value-type="string" calcext:value-type="string">
            <text:p>Taiuo Yuden</text:p>
          </table:table-cell>
          <table:table-cell office:value-type="string" calcext:value-type="string">
            <text:p>TMK107BBJ106MA-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TMK107BBJ106MA-T </text:p>
          </table:table-cell>
          <table:table-cell office:value-type="string" calcext:value-type="string">
            <text:p><text:a xlink:href="http://www.mouser.co.za/ProductDetail/Taiyo-Yuden/TMK107BBJ106MA-T/?qs=sGAEpiMZZMsh%252b1woXyUXj0ABNAb8d%252bWQjFB785ipKFM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0 C11 C12 C2 C37 C5 C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603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JMK107BB7475KA-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JMK107BB7475KA-T </text:p>
          </table:table-cell>
          <table:table-cell office:value-type="string" calcext:value-type="string">
            <text:p><text:a xlink:href="http://www.mouser.co.za/ProductDetail/Taiyo-Yuden/JMK107BB7475KA-T/?qs=sGAEpiMZZMsh%252b1woXyUXj3HATp5z5h9Le7HVb1Rsgxc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3 C43 C44 C6 C78 C8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TMK105B7103KVH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TMK105B7103KVHF</text:p>
          </table:table-cell>
          <table:table-cell office:value-type="string" calcext:value-type="string">
            <text:p><text:a xlink:href="http://www.mouser.co.za/ProductDetail/Taiyo-Yuden/TMK105B7103KVHF/?qs=sGAEpiMZZMs0AnBnWHyRQFbMiDwlAnsk2VFLRar8RT4Nnw8F8k1RBw%3D%3D" xlink:type="simple">link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14 C15 C16 C17 C24 C30 C7 C84 C85 C86 C87 C89 C90 C9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apacitors_SMD:C_0603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GMK107AB7105MAH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GMK107AB7105MAHT </text:p>
          </table:table-cell>
          <table:table-cell office:value-type="string" calcext:value-type="string">
            <text:p><text:a xlink:href="http://www.mouser.co.za/ProductDetail/Taiyo-Yuden/GMK107AB7105MAHT/?qs=sGAEpiMZZMsh%252b1woXyUXj6Ion9DcW8uk%2F9guoaMQF78%3D" xlink:type="simple">link</text:a>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C18 C19 C20 C21 C22 C23 C53 C54 C56 C58 C61 C62 C65 C68 C69 C70 C71 C73 C75 C76 C77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p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VJ0402D560JXAAJ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-VJ0402D560JXAAJ</text:p>
          </table:table-cell>
          <table:table-cell table:style-name="ce10" office:value-type="string" calcext:value-type="string">
            <text:p><text:a xlink:href="http://www.mouser.co.za/search/ProductDetail.aspx?R=VJ0402D560JXAAJ" xlink:type="simple">link</text:a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6p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UMK105CG560JV-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UMK105CG560JV-F </text:p>
          </table:table-cell>
          <table:table-cell table:style-name="ce10" office:value-type="string" calcext:value-type="string">
            <text:p><text:a xlink:href="http://www.mouser.co.za/ProductDetail/Taiyo-Yuden/UMK105CG560JV-F/?qs=sGAEpiMZZMs0AnBnWHyRQAEIN6r3SS%2FOCTh4VWwrzcw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25 C26 C27 C28 C29 C3 C31 C32 C33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TMK107BJ104KA-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TMK107BJ104KA-T </text:p>
          </table:table-cell>
          <table:table-cell office:value-type="string" calcext:value-type="string">
            <text:p><text:a xlink:href="http://www.mouser.co.za/ProductDetail/Taiyo-Yuden/TMK107BJ104KA-T/?qs=sGAEpiMZZMs0AnBnWHyRQAEIN6r3SS%2FOjxr%2FdgdC65o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34 C35 C45 C47 C49 C5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TMK105AC6105KV-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TMK105AC6105KV-F</text:p>
          </table:table-cell>
          <table:table-cell office:value-type="string" calcext:value-type="string">
            <text:p><text:a xlink:href="http://www.mouser.co.za/ProductDetail/Taiyo-Yuden/TMK105AC6105KV-F/?qs=sGAEpiMZZMs0AnBnWHyRQPSjYu%2Fkbgu8EKQsRozy%2FFVsLWxLt%2FOpEg%3D%3D" xlink:type="simple">link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36 C39 C40 C41 C42 C46 C48 C63 C64 C82 C88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_NoSilk</text:p>
          </table:table-cell>
          <table:table-cell/>
          <table:table-cell office:value-type="string" calcext:value-type="string">
            <text:p>10v</text:p>
          </table:table-cell>
          <table:table-cell table:number-columns-repeated="2"/>
          <table:table-cell office:value-type="string" calcext:value-type="string">
            <text:p>Taiuo Yuden</text:p>
          </table:table-cell>
          <table:table-cell office:value-type="string" calcext:value-type="string">
            <text:p>LMK105B7104KV-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LMK105B7104KV-F </text:p>
          </table:table-cell>
          <table:table-cell office:value-type="string" calcext:value-type="string">
            <text:p><text:a xlink:href="http://www.mouser.co.za/ProductDetail/Taiyo-Yuden/LMK105B7104KV-F/?qs=sGAEpiMZZMs0AnBnWHyRQAEIN6r3SS%2FO76iOk4SeGsk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38 C4 C79 C8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SMD:C_0603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HMK107B7102KA-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HMK107B7102KA-T </text:p>
          </table:table-cell>
          <table:table-cell office:value-type="string" calcext:value-type="string">
            <text:p><text:a xlink:href="http://www.mouser.co.za/ProductDetail/Taiyo-Yuden/HMK107B7102KA-T/?qs=sGAEpiMZZMs0AnBnWHyRQAEIN6r3SS%2FOM3LFllWxYyo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51 C52 C57 C60 C72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55 C8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p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VJ0402D1R5BXCAJ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-VJ0402D1R5BXCAJ</text:p>
          </table:table-cell>
          <table:table-cell table:style-name="ce10" office:value-type="string" calcext:value-type="string">
            <text:p><text:a xlink:href="http://www.mouser.co.za/ProductDetail/Vishay-Vitramon/VJ0402D1R5BXCAJ/?qs=sGAEpiMZZMs0AnBnWHyRQKoyvHSb7KGMvTy%2FBCdnc%252bM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59 C66 C6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TMK105CBJ225MV-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TMK105CBJ225MV-F </text:p>
          </table:table-cell>
          <table:table-cell office:value-type="string" calcext:value-type="string">
            <text:p><text:a xlink:href="http://www.mouser.co.za/ProductDetail/Taiyo-Yuden/TMK105CBJ225MV-F/?qs=sGAEpiMZZMs0AnBnWHyRQIHQ3Mw87cdoAIcqZvNb5fLw6kFmweoGZA%3D%3D" xlink:type="simple">link</text:a>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C7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VJ0402D5R6BXCAJ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-VJ0402D5R6BXCAJ</text:p>
          </table:table-cell>
          <table:table-cell office:value-type="string" calcext:value-type="string">
            <text:p><text:a xlink:href="http://www.mouser.co.za/ProductDetail/Vishay-Vitramon/VJ0402D5R6BXCAJ/?qs=sGAEpiMZZMs0AnBnWHyRQMBbQrSs3XcRmuuJfQg0BXg%3D" xlink:type="simple">link</text:a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7" table:number-columns-repeated="1021"/>
        </table:table-row>
        <table:table-row table:style-name="ro2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table:number-columns-repeated="4"/>
          <table:table-cell office:value-type="string" calcext:value-type="string">
            <text:p>Broadcom</text:p>
          </table:table-cell>
          <table:table-cell office:value-type="string" calcext:value-type="string">
            <text:p>HSMR-C191-S0000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30-HSMR-C191-S0000 </text:p>
          </table:table-cell>
          <table:table-cell office:value-type="string" calcext:value-type="string">
            <text:p><text:a xlink:href="http://www.mouser.co.za/ProductDetail/Broadcom-Avago/HSMR-C191-S0000/?qs=sGAEpiMZZMurHQmwyojo5PV%252b99vIhow9zSAfKYgKmDQGA0hNS9RRTg%3D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0 J11 J12 J1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rpi_mounting_hole:rpi_mounting_ho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2 J3 J4 J5 J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_Pitch2.54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L</text:p>
          </table:table-cell>
          <table:table-cell office:value-type="string" calcext:value-type="string">
            <text:p>hirose:u.fl</text:p>
          </table:table-cell>
          <table:table-cell office:value-type="string" calcext:value-type="string">
            <text:p><text:a xlink:href="http://www.mouser.com/ds/2/238/conufl001-smd-1130574.pdf" xlink:type="simple">Datasheet</text:a></text:p>
          </table:table-cell>
          <table:table-cell table:number-columns-repeated="3"/>
          <table:table-cell office:value-type="string" calcext:value-type="string">
            <text:p>Linx Technologies</text:p>
          </table:table-cell>
          <table:table-cell office:value-type="string" calcext:value-type="string">
            <text:p>CONUFL001-SM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12-CONUFL001-SMD </text:p>
          </table:table-cell>
          <table:table-cell office:value-type="string" calcext:value-type="string">
            <text:p><text:a xlink:href="http://www.mouser.co.za/ProductDetail/Linx-Technologies/CONUFL001-SMD/?qs=sGAEpiMZZMuLQf%252bEuFsOrkd7M7rmHNHiMjTUSDUCtyLMhqpa4ZqH7g==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3_header</text:p>
          </table:table-cell>
          <table:table-cell office:value-type="string" calcext:value-type="string">
            <text:p>Socket_Strips:Socket_Strip_Straight_2x20_Pitch2.54mm</text:p>
          </table:table-cell>
          <table:table-cell table:number-columns-repeated="4"/>
          <table:table-cell office:value-type="string" calcext:value-type="string">
            <text:p>Amphenol</text:p>
          </table:table-cell>
          <table:table-cell office:value-type="string" calcext:value-type="string">
            <text:p>87606-310L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49-87606-310LF</text:p>
          </table:table-cell>
          <table:table-cell office:value-type="string" calcext:value-type="string">
            <text:p><text:a xlink:href="http://www.mouser.co.za/ProductDetail/Amphenol-FCI/87606-310LF/?qs=sGAEpiMZZMvffgRu4KC1R04q9MI2j2SgvoBST6b5EtU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:SMA_THT_Jack_Straight</text:p>
          </table:table-cell>
          <table:table-cell table:number-columns-repeated="4"/>
          <table:table-cell office:value-type="string" calcext:value-type="string">
            <text:p>Linx Technologies</text:p>
          </table:table-cell>
          <table:table-cell office:value-type="string" calcext:value-type="string">
            <text:p>CONREVSMA002-G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12-CONREVSMA002-G</text:p>
          </table:table-cell>
          <table:table-cell table:style-name="ce10" office:value-type="string" calcext:value-type="string">
            <text:p><text:a xlink:href="http://www.mouser.co.za/ProductDetail/Linx-Technologies/CONREVSMA002-G/?qs=sGAEpiMZZMsOYvreY40OSmd%252bkKyi30%252bd" xlink:type="simple">link</text:a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7" table:number-columns-repeated="1021"/>
        </table:table-row>
        <table:table-row table:style-name="ro2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Inductors_SMD:L_0805</text:p>
          </table:table-cell>
          <table:table-cell table:number-columns-repeated="2"/>
          <table:table-cell office:value-type="string" calcext:value-type="string">
            <text:p>1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10 L11 L12 L13 L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Inductors_SMD:L_0805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DFE201210U-2R2M=P2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DFE201210U-2R2MP2 </text:p>
          </table:table-cell>
          <table:table-cell office:value-type="string" calcext:value-type="string">
            <text:p><text:a xlink:href="http://www.mouser.co.za/ProductDetail/Murata-Electronics/DFE201210U-2R2M=P2/?qs=sGAEpiMZZMsg%252by3WlYCkU5FHiQf6D01S%252b3BVnCj6LR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P15MN27NG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P15MN27NG02D</text:p>
          </table:table-cell>
          <table:table-cell office:value-type="string" calcext:value-type="string">
            <text:p><text:a xlink:href="http://www.mouser.co.za/ProductDetail/Murata-Electronics/LQP15MN27NG02D/?qs=sGAEpiMZZMsg%252by3WlYCkU6YNw6toe47gtEKc2jNWl8c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2 L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G15HN1N5C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G15HN1N5C02D</text:p>
          </table:table-cell>
          <table:table-cell office:value-type="string" calcext:value-type="string">
            <text:p><text:a xlink:href="http://www.mouser.co.za/ProductDetail/Murata-Electronics/LQG15HN1N5C02D/?qs=sGAEpiMZZMsg%252by3WlYCkU0E6V2NVfLV5aSND8gJwbzo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G15HS8N2J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G15HS8N2J02D</text:p>
          </table:table-cell>
          <table:table-cell office:value-type="string" calcext:value-type="string">
            <text:p><text:a xlink:href="http://www.mouser.co.za/ProductDetail/Murata-Electronics/LQG15HS8N2J02D/?qs=sGAEpiMZZMsg%252by3WlYCkUySk0uOsB1dTpLEb8MKTR%2F4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Coilcraft</text:p>
          </table:table-cell>
          <table:table-cell office:value-type="string" calcext:value-type="string">
            <text:p>0402HPH-R10XGLW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94-0402HPH-R10XGLW</text:p>
          </table:table-cell>
          <table:table-cell office:value-type="string" calcext:value-type="string">
            <text:p><text:a xlink:href="http://www.mouser.co.za/ProductDetail/Coilcraft/0402HPH-R10XGLW/?qs=sGAEpiMZZMsg%252by3WlYCkU2kWFds1hA9D578eDmaHkck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P15MN6N8B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P15MN6N8B02D</text:p>
          </table:table-cell>
          <table:table-cell office:value-type="string" calcext:value-type="string">
            <text:p><text:a xlink:href="http://www.mouser.co.za/ProductDetail/Murata-Electronics/LQP15MN6N8B02D/?qs=sGAEpiMZZMsg%252by3WlYCkUwFygvNrU3q%252b%2Fm4M3psjrbw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G15HN18NH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G15HN18NH02D</text:p>
          </table:table-cell>
          <table:table-cell office:value-type="string" calcext:value-type="string">
            <text:p><text:a xlink:href="http://www.mouser.co.za/ProductDetail/Murata-Electronics/LQG15HN18NH02D/?qs=sGAEpiMZZMsg%252by3WlYCkU0E6V2NVfLV5VxxUIo%2FqY9s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G15HN2N7C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G15HN2N7C02D</text:p>
          </table:table-cell>
          <table:table-cell office:value-type="string" calcext:value-type="string">
            <text:p><text:a xlink:href="http://www.mouser.co.za/ProductDetail/Murata-Electronics/LQG15HN2N7C02D/?qs=sGAEpiMZZMsg%252by3WlYCkU0E6V2NVfLV55LrTK2%252bfcfQ%3D" xlink:type="simple">link</text:a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7" table:number-columns-repeated="1021"/>
        </table:table-row>
        <table:table-row table:style-name="ro2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TO_SOT_Packages_SMD:SOT-23</text:p>
          </table:table-cell>
          <table:table-cell table:number-columns-repeated="4"/>
          <table:table-cell office:value-type="string" calcext:value-type="string">
            <text:p>NXP</text:p>
          </table:table-cell>
          <table:table-cell office:value-type="string" calcext:value-type="string">
            <text:p>NXP BSS84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7" table:number-columns-repeated="1021"/>
        </table:table-row>
        <table:table-row table:style-name="ro2">
          <table:table-cell office:value-type="string" calcext:value-type="string">
            <text:p>R1 R52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1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10RL </text:p>
          </table:table-cell>
          <table:table-cell office:value-type="string" calcext:value-type="string">
            <text:p><text:a xlink:href="http://www.mouser.co.za/ProductDetail/Yageo/RC0402FR-0710RL/?qs=sGAEpiMZZMtlubZbdhIBIOcXbDHk16D4KZUsaU0VQDU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2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9k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603FR-0724K9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603FR-0724K9L </text:p>
          </table:table-cell>
          <table:table-cell table:style-name="ce10" office:value-type="string" calcext:value-type="string">
            <text:p><text:a xlink:href="http://www.mouser.co.za/ProductDetail/Yageo/RC0603FR-0724K9L/?qs=sGAEpiMZZMtlubZbdhIBIJbtIA4CxR8fl%252bWdvUriCsc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22 R23 R26 R28 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603JR-0733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603JR-07330RL</text:p>
          </table:table-cell>
          <table:table-cell table:style-name="ce10" office:value-type="string" calcext:value-type="string">
            <text:p><text:a xlink:href="http://www.mouser.co.za/ProductDetail/Yageo/RC0603JR-07330RL/?qs=sGAEpiMZZMtlubZbdhIBIClAGTQv2UOVuKeqR6Hdbu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24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603FR-0710KL</text:p>
          </table:table-cell>
          <table:table-cell office:value-type="string" calcext:value-type="string">
            <text:p><text:a xlink:href="http://www.mouser.co.za/ProductDetail/Yageo/RC0603FR-0710KL/?qs=sGAEpiMZZMtlubZbdhIBIAhzU1Tw%252bHVakiDuQ4Zki0U%3D" xlink:type="simple">link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13 R14 R15 R21 R25 R27 R29 R30 R31 R32 R33 R34 R35 R51 R53 R54 R55 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603FR-0710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603FR-07100RL</text:p>
          </table:table-cell>
          <table:table-cell office:value-type="string" calcext:value-type="string">
            <text:p><text:a xlink:href="http://www.mouser.co.za/ProductDetail/Yageo/RC0603FR-07100RL/?qs=sGAEpiMZZMtlubZbdhIBICtsPjK35vDHFEzhP8agZzw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37 R3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JR-07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JR-070RL</text:p>
          </table:table-cell>
          <table:table-cell office:value-type="string" calcext:value-type="string">
            <text:p><text:a xlink:href="http://www.mouser.co.za/ProductDetail/Yageo/RC0402JR-070RL/?qs=sGAEpiMZZMtlubZbdhIBIJ0YzvSJmY5pgJvRKXcvvJ8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39 R41 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15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150RL</text:p>
          </table:table-cell>
          <table:table-cell office:value-type="string" calcext:value-type="string">
            <text:p><text:a xlink:href="http://www.mouser.co.za/ProductDetail/Yageo/RC0402FR-07150RL/?qs=sGAEpiMZZMtlubZbdhIBILG07Dc3KACsFDwXCdKBIG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10 R11 R12 R4 R6 R9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</text:p>
          </table:table-cell>
          <table:table-cell table:number-columns-repeated="5"/>
          <table:table-cell office:value-type="string" calcext:value-type="string">
            <text:p>RC0603JR-07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603JR-070RL</text:p>
          </table:table-cell>
          <table:table-cell table:style-name="ce10" office:value-type="string" calcext:value-type="string">
            <text:p><text:a xlink:href="http://www.mouser.co.za/ProductDetail/Yageo/RC0603JR-070RL/?qs=sGAEpiMZZMtlubZbdhIBIP1i7CT%2FCYQhBC%2FfY1KUKW0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40 R46 </text:p>
          </table:table-cell>
          <table:table-cell office:value-type="float" office:value="2" calcext:value-type="float">
            <text:p>2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36R5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36R5L</text:p>
          </table:table-cell>
          <table:table-cell office:value-type="string" calcext:value-type="string">
            <text:p><text:a xlink:href="http://www.mouser.co.za/ProductDetail/Yageo/RC0402FR-0736R5L/?qs=sGAEpiMZZMtlubZbdhIBIM2VF1SoZtZzJRZYQiPvZU4%3D" xlink:type="simple">link</text:a>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R43 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499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499RL</text:p>
          </table:table-cell>
          <table:table-cell office:value-type="string" calcext:value-type="string">
            <text:p><text:a xlink:href="http://www.mouser.co.za/ProductDetail/Yageo/RC0402FR-07499RL/?qs=sGAEpiMZZMtlubZbdhIBIOcXbDHk16D4oubwg2kEUuY%3D" xlink:type="simple">link</text:a>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R44 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49R9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49R9L</text:p>
          </table:table-cell>
          <table:table-cell office:value-type="string" calcext:value-type="string">
            <text:p><text:a xlink:href="http://www.mouser.co.za/ProductDetail/Yageo/RC0402FR-0749R9L/?qs=sGAEpiMZZMtlubZbdhIBIP%252b1OACU1ks41ryuON2%252bVr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42 R4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47 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3R9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3R9L</text:p>
          </table:table-cell>
          <table:table-cell office:value-type="string" calcext:value-type="string">
            <text:p><text:a xlink:href="http://www.mouser.co.za/ProductDetail/Yageo/RC0402FR-073R9L/?qs=sGAEpiMZZMtlubZbdhIBIM2VF1SoZtZzUiW6eNU3mOY%3D" xlink:type="simple">link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48 R49 R56 R57 R58 R59 R60 R61 R62 R63 R6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1310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13100RL</text:p>
          </table:table-cell>
          <table:table-cell office:value-type="string" calcext:value-type="string">
            <text:p><text:a xlink:href="http://www.mouser.co.za/ProductDetail/Yageo/RC0402FR-13100RL/?qs=sGAEpiMZZMtlubZbdhIBIM2VF1SoZtZzoM%2FNel6tSqM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16 R17 R18 R19 R20 R36 R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s_SMD:R_060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50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3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30RL</text:p>
          </table:table-cell>
          <table:table-cell office:value-type="string" calcext:value-type="string">
            <text:p><text:a xlink:href="http://www.mouser.co.za/ProductDetail/Yageo/RC0402FR-0730RL/?qs=sGAEpiMZZMtlubZbdhIBIM2VF1SoZtZzKkC6A0ms%2Fno%3D" xlink:type="simple">link</text:a>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9k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30K9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30K9L</text:p>
          </table:table-cell>
          <table:table-cell office:value-type="string" calcext:value-type="string">
            <text:p><text:a xlink:href="http://www.mouser.co.za/ProductDetail/Yageo/RC0402FR-0730K9L/?qs=sGAEpiMZZMtlubZbdhIBIM2VF1SoZtZzJa1ROeWorGI%3D" xlink:type="simple">link</text:a>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7"/>
          <table:table-cell table:style-name="ce9"/>
          <table:table-cell table:style-name="ce7" table:number-columns-repeated="1021"/>
        </table:table-row>
        <table:table-row table:style-name="ro2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ren_B0430J50100AHF</text:p>
          </table:table-cell>
          <table:table-cell office:value-type="string" calcext:value-type="string">
            <text:p>anaren_balun:anaren_balun</text:p>
          </table:table-cell>
          <table:table-cell office:value-type="string" calcext:value-type="string">
            <text:p><text:a xlink:href="http://www.mouser.com/ds/2/21/B0430J50100AHF_DataSheet_RevA-15384.pdf" xlink:type="simple">Datasheet</text:a></text:p>
          </table:table-cell>
          <table:table-cell table:number-columns-repeated="3"/>
          <table:table-cell office:value-type="string" calcext:value-type="string">
            <text:p>Anaren</text:p>
          </table:table-cell>
          <table:table-cell office:value-type="string" calcext:value-type="string">
            <text:p>B0430J50100AH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20-B0430J50100AHF</text:p>
          </table:table-cell>
          <table:table-cell office:value-type="string" calcext:value-type="string">
            <text:p><text:a xlink:href="http://www.mouser.co.za/ProductDetail/Anaren/B0430J50100AHF/?qs=61pwXRo0i5hJ5yOyYTWnSA==" xlink:type="simple">link</text:a>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173-1052-1-ND </text:p>
          </table:table-cell>
          <table:table-cell office:value-type="string" calcext:value-type="string">
            <text:p><text:a xlink:href="https://www.digikey.com/product-detail/en/anaren/B0430J50100AHF/1173-1052-1-ND/3069250" xlink:type="simple">link</text:a>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11 U12 U15 U1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ataSF2314E</text:p>
          </table:table-cell>
          <table:table-cell office:value-type="string" calcext:value-type="string">
            <text:p>murata_saw_filter:murata_saw_filter</text:p>
          </table:table-cell>
          <table:table-cell office:value-type="string" calcext:value-type="string">
            <text:p><text:a xlink:href="http://www.mouser.com/ds/2/281/sf2314e-1100145.pdf" xlink:type="simple">Datasheet</text:a></text:p>
          </table:table-cell>
          <table:table-cell table:number-columns-repeated="3"/>
          <table:table-cell office:value-type="string" calcext:value-type="string">
            <text:p>muRata</text:p>
          </table:table-cell>
          <table:table-cell office:value-type="string" calcext:value-type="string">
            <text:p>SF2314E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SF2314E</text:p>
          </table:table-cell>
          <table:table-cell office:value-type="string" calcext:value-type="string">
            <text:p><text:a xlink:href="http://www.mouser.co.za/ProductDetail/Murata-Electronics/SF2314E/?qs=sGAEpiMZZMve4%2FbfQkoj%252bFzuxkdYKegGqVoXe9y9v1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F5043Z</text:p>
          </table:table-cell>
          <table:table-cell office:value-type="string" calcext:value-type="string">
            <text:p>quorvo:quorvo_spf5043z</text:p>
          </table:table-cell>
          <table:table-cell office:value-type="string" calcext:value-type="string">
            <text:p><text:a xlink:href="http://www.mouser.com/ds/2/412/pf5043z_product_data_sheet-781790.pdf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SPF5043Z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SPF5043Z</text:p>
          </table:table-cell>
          <table:table-cell office:value-type="string" calcext:value-type="string">
            <text:p><text:a xlink:href="http://www.mouser.co.za/ProductDetail/Qorvo/SPF5043Z/?qs=%2Fha2pyFaduhStHYnMGRtAiLb6IaucqT1eRMMpWH2SVs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PA0133TR7</text:p>
          </table:table-cell>
          <table:table-cell office:value-type="string" calcext:value-type="string">
            <text:p>Housings_DFN_QFN:QFN-16-1EP_3x3mm_Pitch0.5mm</text:p>
          </table:table-cell>
          <table:table-cell office:value-type="string" calcext:value-type="string">
            <text:p><text:a xlink:href="http://www.qorvo.com/products/d/da000936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RFPA0133TR7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RFPA0133</text:p>
          </table:table-cell>
          <table:table-cell office:value-type="string" calcext:value-type="string">
            <text:p><text:a xlink:href="http://www.mouser.co.za/ProductDetail/RFMD-Qorvo/RFPA0133TR7/?qs=sGAEpiMZZMvlz5n0fllKWATqgPWG8eQn6VVjmVtxZcw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SW1012</text:p>
          </table:table-cell>
          <table:table-cell office:value-type="string" calcext:value-type="string">
            <text:p>quorvo:rfsw1012DS</text:p>
          </table:table-cell>
          <table:table-cell office:value-type="string" calcext:value-type="string">
            <text:p><text:a xlink:href="http://www.mouser.com/ds/2/412/RFSW1012%20Data%20Sheet-1112876.pdf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RFSW1012TR7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RFSW1012</text:p>
          </table:table-cell>
          <table:table-cell office:value-type="string" calcext:value-type="string">
            <text:p><text:a xlink:href="http://www.mouser.co.za/ProductDetail/RFMD-Qorvo/RFSW1012TR7/?qs=sGAEpiMZZMtsfndvJ9ArQ90bVKksKeuds%252bUfgbeBh1W4MmRBC2XWYw%3D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-M8</text:p>
          </table:table-cell>
          <table:table-cell office:value-type="string" calcext:value-type="string">
            <text:p>max_8:MAX-M8</text:p>
          </table:table-cell>
          <table:table-cell office:value-type="string" calcext:value-type="string">
            <text:p><text:a xlink:href="https://www.u-blox.com/sites/default/files/MAX-8-M8-FW3_HardwareIntegrationManual_%28UBX-15030059%29.pdf" xlink:type="simple">Datasheet</text:a></text:p>
          </table:table-cell>
          <table:table-cell table:number-columns-repeated="3"/>
          <table:table-cell office:value-type="string" calcext:value-type="string">
            <text:p>U-blox</text:p>
          </table:table-cell>
          <table:table-cell office:value-type="string" calcext:value-type="string">
            <text:p>MAX-M8Q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672-1003-1-ND </text:p>
          </table:table-cell>
          <table:table-cell office:value-type="string" calcext:value-type="string">
            <text:p><text:a xlink:href="https://www.digikey.com/product-detail/en/u-blox-america-inc/MAX-M8Q-0/672-1003-1-ND/6150666" xlink:type="simple">link</text:a></text:p>
          </table:table-cell>
          <table:table-cell/>
          <table:table-cell office:value-type="string" calcext:value-type="string">
            <text:p>RF Design</text:p>
          </table:table-cell>
          <table:table-cell office:value-type="string" calcext:value-type="string">
            <text:p>MAX-M8Q-0-000-1</text:p>
          </table:table-cell>
          <table:table-cell office:value-type="string" calcext:value-type="string">
            <text:p><text:a xlink:href="http://rf-design.co.za/product/u-blox-m8-rom-based-gnss-module-2-7-3-6v/" xlink:type="simple">link</text:a>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12</text:p>
          </table:table-cell>
          <table:table-cell office:value-type="string" calcext:value-type="string">
            <text:p>Housings_SSOP:MSOP-8_3x3mm_Pitch0.65mm</text:p>
          </table:table-cell>
          <table:table-cell office:value-type="string" calcext:value-type="string">
            <text:p><text:a xlink:href="http://ww1.microchip.com/downloads/en/DeviceDoc/21921C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612T-ADJI/MS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612T-ADJI/MS</text:p>
          </table:table-cell>
          <table:table-cell office:value-type="string" calcext:value-type="string">
            <text:p><text:a xlink:href="http://www.mouser.co.za/ProductDetail/Microchip-Technology/MCP1612T-ADJI-MS/?qs=sGAEpiMZZMvcAs5GUBtMdfsjFGee4qjo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1726-3302E/SN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<text:a xlink:href="http://ww1.microchip.com/downloads/en/DeviceDoc/20001936D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726-3302E/SN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726-3302E/SN </text:p>
          </table:table-cell>
          <table:table-cell office:value-type="string" calcext:value-type="string">
            <text:p><text:a xlink:href="http://www.mouser.co.za/ProductDetail/Microchip-Technology/MCP1726-3302E-SN/?qs=sGAEpiMZZMsGz1a6aV8DcBjLwEx48RwIU4PeF4M2u70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4 U5 U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P1824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<text:a xlink:href="http://ww1.microchip.com/downloads/en/DeviceDoc/22070a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824T-3302E/O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824T-3302EOT</text:p>
          </table:table-cell>
          <table:table-cell office:value-type="string" calcext:value-type="string">
            <text:p><text:a xlink:href="http://www.mouser.co.za/ProductDetail/Microchip-Technology/MCP1824T-3302E-OT/?qs=sGAEpiMZZMsGz1a6aV8DcJ7KfjtCj7Xdte4NFGpAYyg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X1301</text:p>
          </table:table-cell>
          <table:table-cell office:value-type="string" calcext:value-type="string">
            <text:p>Housings_DFN_QFN:QFN-64-1EP_9x9mm_Pitch0.5mm</text:p>
          </table:table-cell>
          <table:table-cell office:value-type="string" calcext:value-type="string">
            <text:p><text:a xlink:href="http://www.semtech.com/images/datasheet/sx1301.pdf" xlink:type="simple">Datasheet</text:a></text:p>
          </table:table-cell>
          <table:table-cell table:number-columns-repeated="3"/>
          <table:table-cell office:value-type="string" calcext:value-type="string">
            <text:p>Semtech</text:p>
          </table:table-cell>
          <table:table-cell office:value-type="string" calcext:value-type="string">
            <text:p>SX1301</text:p>
          </table:table-cell>
          <table:table-cell table:style-name="ce11" office:value-type="string" calcext:value-type="string">
            <text:p><text:a xlink:href="http://www.semtech.com/wireless-rf/rf-transceivers/sx1301/" xlink:type="simple">link</text:a>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X1301IMLTRCCT-ND</text:p>
          </table:table-cell>
          <table:table-cell office:value-type="string" calcext:value-type="string">
            <text:p><text:a xlink:href="https://www.digikey.com/product-detail/en/semtech-corporation/SX1301IMLTRC/SX1301IMLTRCCT-ND/7386313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8 U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1257</text:p>
          </table:table-cell>
          <table:table-cell office:value-type="string" calcext:value-type="string">
            <text:p>Housings_DFN_QFN:QFN-32-1EP_5x5mm_Pitch0.5mm</text:p>
          </table:table-cell>
          <table:table-cell office:value-type="string" calcext:value-type="string">
            <text:p><text:a xlink:href="http://www.semtech.com/images/datasheet/sx1257.pdf" xlink:type="simple">Datasheet</text:a></text:p>
          </table:table-cell>
          <table:table-cell table:number-columns-repeated="3"/>
          <table:table-cell office:value-type="string" calcext:value-type="string">
            <text:p>Semtech</text:p>
          </table:table-cell>
          <table:table-cell office:value-type="string" calcext:value-type="string">
            <text:p>SX1257</text:p>
          </table:table-cell>
          <table:table-cell office:value-type="string" calcext:value-type="string">
            <text:p><text:a xlink:href="http://www.semtech.com/wireless-rf/rf-transceivers/sx1257/" xlink:type="simple">link</text:a>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X1257IWLTRTCT-ND </text:p>
          </table:table-cell>
          <table:table-cell office:value-type="string" calcext:value-type="string">
            <text:p><text:a xlink:href="https://www.digikey.com/product-detail/en/semtech-corporation/SX1257IWLTRT/SX1257IWLTRTCT-ND/5226785" xlink:type="simple">link</text:a>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-OSC</text:p>
          </table:table-cell>
          <table:table-cell office:value-type="string" calcext:value-type="string">
            <text:p>crystal_osc_1:ABRACON-OSC</text:p>
          </table:table-cell>
          <table:table-cell table:style-name="ce10" office:value-type="string" calcext:value-type="string">
            <text:p><text:a xlink:href="http://www.mouser.com/ds/2/3/ASEMB-7474.pdf" xlink:type="simple">Datasheet</text:a></text:p>
          </table:table-cell>
          <table:table-cell table:number-columns-repeated="3"/>
          <table:table-cell office:value-type="string" calcext:value-type="string">
            <text:p>Abracon</text:p>
          </table:table-cell>
          <table:table-cell office:value-type="string" calcext:value-type="string">
            <text:p>ASEMB-133.333MHZ-LY-T</text:p>
          </table:table-cell>
          <table:table-cell table:number-columns-repeated="3"/>
          <table:table-cell office:value-type="string" calcext:value-type="string">
            <text:p>815-ASEMB-133.3-LY-T </text:p>
          </table:table-cell>
          <table:table-cell office:value-type="string" calcext:value-type="string">
            <text:p><text:a xlink:href="http://www.mouser.co.za/ProductDetail/ABRACON/ASEMB-133333MHZ-LY-T/?qs=sGAEpiMZZMtldj7qu1ydrUzyia3WNPfaFz0ZCQZbj4Y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-OSC</text:p>
          </table:table-cell>
          <table:table-cell office:value-type="string" calcext:value-type="string">
            <text:p>crystal_osc_1:ABRACON-OSC</text:p>
          </table:table-cell>
          <table:table-cell office:value-type="string" calcext:value-type="string">
            <text:p><text:a xlink:href="http://www.mouser.com/ds/2/3/ASEMB-7474.pdf" xlink:type="simple">Datasheet</text:a></text:p>
          </table:table-cell>
          <table:table-cell table:number-columns-repeated="3"/>
          <table:table-cell office:value-type="string" calcext:value-type="string">
            <text:p>Abracon</text:p>
          </table:table-cell>
          <table:table-cell office:value-type="string" calcext:value-type="string">
            <text:p>ASEMB-32.000MHZ-LY-T</text:p>
          </table:table-cell>
          <table:table-cell table:number-columns-repeated="3"/>
          <table:table-cell office:value-type="string" calcext:value-type="string">
            <text:p>815-ASEMB-32-LY-T </text:p>
          </table:table-cell>
          <table:table-cell office:value-type="string" calcext:value-type="string">
            <text:p><text:a xlink:href="http://www.mouser.co.za/ProductDetail/ABRACON/ASEMB-32000MHZ-LY-T/?qs=sGAEpiMZZMt8zWNA7msRClJaFxoPcR9saaCH2KDVIQ0%3D" xlink:type="simple">link</text:a></text:p>
          </table:table-cell>
          <table:table-cell table:number-columns-repeated="100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lohpi_bom_grouped.M1:lohpi_bom_grouped.O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00/00/00</text:date>, <text:time style:data-style-name="N2" text:time-value="18:24:58.768504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22:25:47.418398641</dc:date>
    <meta:editing-duration>PT9H55M34S</meta:editing-duration>
    <meta:editing-cycles>14</meta:editing-cycles>
    <meta:generator>LibreOffice/5.1.6.2$Linux_X86_64 LibreOffice_project/10m0$Build-2</meta:generator>
    <meta:document-statistic meta:table-count="1" meta:cell-count="548" meta:object-count="0"/>
  </office:meta>
</office:document-meta>
</file>